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7016" calcext:value-type="float">
            <text:p>106.4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9648" calcext:value-type="float">
            <text:p>106.1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0136" calcext:value-type="float">
            <text:p>104.7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1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200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